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2b73" officeooo:paragraph-rsid="00365767"/>
    </style:style>
    <style:style style:name="P2" style:family="paragraph" style:parent-style-name="Standard" style:list-style-name="L1">
      <style:paragraph-properties fo:margin-top="0in" fo:margin-bottom="0.0598in" style:contextual-spacing="false"/>
      <style:text-properties officeooo:rsid="00365767" officeooo:paragraph-rsid="00365767"/>
    </style:style>
    <style:style style:name="P3" style:family="paragraph" style:parent-style-name="Standard" style:list-style-name="L1">
      <style:paragraph-properties fo:margin-top="0in" fo:margin-bottom="0.0598in" style:contextual-spacing="false"/>
      <style:text-properties officeooo:rsid="001f2b73" officeooo:paragraph-rsid="001f2b73"/>
    </style:style>
    <style:style style:name="P4" style:family="paragraph" style:parent-style-name="Standard">
      <style:paragraph-properties fo:margin-top="0in" fo:margin-bottom="0.0598in" style:contextual-spacing="false"/>
      <style:text-properties officeooo:rsid="001f2b73" officeooo:paragraph-rsid="001f2b73"/>
    </style:style>
    <style:style style:name="P5" style:family="paragraph" style:parent-style-name="Standard" style:list-style-name="L1">
      <style:paragraph-properties fo:margin-top="0in" fo:margin-bottom="0.0598in" style:contextual-spacing="false"/>
      <style:text-properties officeooo:rsid="001f2b73" officeooo:paragraph-rsid="00365767"/>
    </style:style>
    <style:style style:name="P6" style:family="paragraph" style:parent-style-name="Standard">
      <style:paragraph-properties fo:margin-top="0in" fo:margin-bottom="0.0598in" style:contextual-spacing="false"/>
      <style:text-properties officeooo:rsid="001f2b73" officeooo:paragraph-rsid="00365767"/>
    </style:style>
    <style:style style:name="P7" style:family="paragraph" style:parent-style-name="Standard">
      <style:text-properties officeooo:rsid="001f30b6" officeooo:paragraph-rsid="001f30b6"/>
    </style:style>
    <style:style style:name="P8" style:family="paragraph" style:parent-style-name="Standard">
      <style:text-properties officeooo:rsid="0020427a" officeooo:paragraph-rsid="0020427a"/>
    </style:style>
    <style:style style:name="P9" style:family="paragraph" style:parent-style-name="Standard">
      <style:paragraph-properties fo:margin-left="0.5in" fo:margin-right="0in" fo:text-indent="0in" style:auto-text-indent="false"/>
      <style:text-properties officeooo:rsid="0020427a" officeooo:paragraph-rsid="0038076c"/>
    </style:style>
    <style:style style:name="P10" style:family="paragraph" style:parent-style-name="Standard">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style:text-properties officeooo:paragraph-rsid="00310fd2"/>
    </style:style>
    <style:style style:name="P19" style:family="paragraph" style:parent-style-name="Standard">
      <style:paragraph-properties fo:margin-top="0in" fo:margin-bottom="0in" style: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21"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22"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23"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24"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25"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26"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27"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28"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29"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Standard">
      <style:text-properties officeooo:rsid="001f2b73" officeooo:paragraph-rsid="00365767"/>
    </style:style>
    <style:style style:name="P32" style:family="paragraph" style:parent-style-name="Standard">
      <style:text-properties officeooo:rsid="001f30b6" officeooo:paragraph-rsid="001f30b6"/>
    </style:style>
    <style:style style:name="P33" style:family="paragraph" style:parent-style-name="Standard">
      <style:text-properties officeooo:rsid="0020427a" officeooo:paragraph-rsid="0020427a"/>
    </style:style>
    <style:style style:name="P34" style:family="paragraph" style:parent-style-name="Standard">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35" style:family="paragraph" style:parent-style-name="Standard">
      <style:text-properties officeooo:paragraph-rsid="001d6d97"/>
    </style:style>
    <style:style style:name="P36" style:family="paragraph" style:parent-style-name="Standard">
      <style:text-properties officeooo:rsid="0020b16a" officeooo:paragraph-rsid="0020b16a"/>
    </style:style>
    <style:style style:name="P37" style:family="paragraph" style:parent-style-name="Standard">
      <style:text-properties officeooo:paragraph-rsid="00225598"/>
    </style:style>
    <style:style style:name="P38" style:family="paragraph" style:parent-style-name="Standard">
      <style:text-properties officeooo:rsid="0022798e" officeooo:paragraph-rsid="0022798e"/>
    </style:style>
    <style:style style:name="P39" style:family="paragraph" style:parent-style-name="Standard">
      <style:text-properties officeooo:rsid="0022798e" officeooo:paragraph-rsid="00230712"/>
    </style:style>
    <style:style style:name="P40" style:family="paragraph" style:parent-style-name="Standard">
      <style:text-properties officeooo:rsid="0022798e" officeooo:paragraph-rsid="00260e30"/>
    </style:style>
    <style:style style:name="P41" style:family="paragraph" style:parent-style-name="Standard">
      <style:text-properties officeooo:rsid="0022798e" officeooo:paragraph-rsid="00296010"/>
    </style:style>
    <style:style style:name="P42" style:family="paragraph" style:parent-style-name="Standard">
      <style:text-properties officeooo:rsid="0022798e" officeooo:paragraph-rsid="00265e4e"/>
    </style:style>
    <style:style style:name="P43" style:family="paragraph" style:parent-style-name="Standard">
      <style:text-properties officeooo:paragraph-rsid="00251f40"/>
    </style:style>
    <style:style style:name="P44" style:family="paragraph" style:parent-style-name="Standard">
      <style:text-properties officeooo:rsid="00288362" officeooo:paragraph-rsid="00288362"/>
    </style:style>
    <style:style style:name="P45" style:family="paragraph" style:parent-style-name="Standard">
      <style:text-properties officeooo:rsid="00370040" officeooo:paragraph-rsid="002fe014"/>
    </style:style>
    <style:style style:name="P46" style:family="paragraph" style:parent-style-name="Standard">
      <style:text-properties officeooo:rsid="0032d7f2" officeooo:paragraph-rsid="002fe014"/>
    </style:style>
    <style:style style:name="P47" style:family="paragraph" style:parent-style-name="Standard">
      <style:text-properties officeooo:rsid="0034a889" officeooo:paragraph-rsid="002fe014"/>
    </style:style>
    <style:style style:name="P48" style:family="paragraph" style:parent-style-name="Standard">
      <style:text-properties officeooo:rsid="0034dbcc" officeooo:paragraph-rsid="002fe014"/>
    </style:style>
    <style:style style:name="P49" style:family="paragraph" style:parent-style-name="Standard">
      <style:text-properties officeooo:rsid="0035b71e" officeooo:paragraph-rsid="002fe014"/>
    </style:style>
    <style:style style:name="P50" style:family="paragraph" style:parent-style-name="Standard">
      <style:text-properties officeooo:rsid="004b022b" officeooo:paragraph-rsid="002fe014"/>
    </style:style>
    <style:style style:name="P51" style:family="paragraph" style:parent-style-name="Standard">
      <style:text-properties officeooo:paragraph-rsid="002fe014"/>
    </style:style>
    <style:style style:name="P52" style:family="paragraph" style:parent-style-name="Standard">
      <style:text-properties officeooo:paragraph-rsid="00310fd2"/>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text-properties style:font-name="Times New Roman" fo:font-size="12pt" officeooo:rsid="003c0546" style:font-size-asian="12pt" style:font-size-complex="12pt"/>
    </style:style>
    <style:style style:name="P55" style:family="paragraph" style:parent-style-name="Standard">
      <style:text-properties style:font-name="Times New Roman" fo:font-size="12pt" officeooo:rsid="0032d103" officeooo:paragraph-rsid="0032d103" style:font-size-asian="12pt" style:font-size-complex="12pt"/>
    </style:style>
    <style:style style:name="P56" style:family="paragraph" style:parent-style-name="Standard">
      <style:text-properties officeooo:rsid="00361fa8" officeooo:paragraph-rsid="00361fa8"/>
    </style:style>
    <style:style style:name="P57" style:family="paragraph" style:parent-style-name="Standard">
      <style:text-properties officeooo:rsid="00365767" officeooo:paragraph-rsid="00365767"/>
    </style:style>
    <style:style style:name="P58" style:family="paragraph" style:parent-style-name="Standard">
      <style:paragraph-properties fo:margin-top="0in" fo:margin-bottom="0.0598in" style:contextual-spacing="false"/>
      <style:text-properties officeooo:rsid="001f2b73" officeooo:paragraph-rsid="00365767"/>
    </style:style>
    <style:style style:name="P59" style:family="paragraph" style:parent-style-name="Standard">
      <style:paragraph-properties fo:margin-top="0in" fo:margin-bottom="0.0598in" style:contextual-spacing="false"/>
      <style:text-properties officeooo:rsid="001f2b73" officeooo:paragraph-rsid="001f2b73"/>
    </style:style>
    <style:style style:name="P60" style:family="paragraph" style:parent-style-name="Standard">
      <style:paragraph-properties fo:margin-left="0.5in" fo:margin-right="0in" fo:text-indent="0in" style:auto-text-indent="false"/>
      <style:text-properties officeooo:rsid="0020427a" officeooo:paragraph-rsid="0038076c"/>
    </style:style>
    <style:style style:name="P6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2" style:family="paragraph" style:parent-style-name="Standard">
      <style:paragraph-properties fo:margin-left="0in" fo:margin-right="0in" fo:text-indent="0in" style:auto-text-indent="false"/>
      <style:text-properties officeooo:rsid="0020427a" officeooo:paragraph-rsid="0020427a"/>
    </style:style>
    <style:style style:name="P63" style:family="paragraph" style:parent-style-name="Standard">
      <style:paragraph-properties fo:margin-left="0in" fo:margin-right="0in" fo:text-indent="0in" style:auto-text-indent="false"/>
      <style:text-properties officeooo:rsid="0020427a" officeooo:paragraph-rsid="00225598"/>
    </style:style>
    <style:style style:name="P6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65" style:family="paragraph" style:parent-style-name="Caption">
      <style:paragraph-properties fo:text-align="justify" style:justify-single-word="false"/>
      <style:text-properties officeooo:paragraph-rsid="00251f40"/>
    </style:style>
    <style:style style:name="P66" style:family="paragraph" style:parent-style-name="Caption">
      <style:paragraph-properties fo:text-align="justify" style:justify-single-word="false"/>
      <style:text-properties officeooo:paragraph-rsid="0025c567"/>
    </style:style>
    <style:style style:name="P67" style:family="paragraph" style:parent-style-name="Standard">
      <style:paragraph-properties fo:break-before="page"/>
    </style:style>
    <style:style style:name="P68" style:family="paragraph" style:parent-style-name="Standard" style:list-style-name="L2"/>
    <style:style style:name="P69" style:family="paragraph" style:parent-style-name="Standard" style:list-style-name="L3">
      <style:text-properties officeooo:paragraph-rsid="00310fd2"/>
    </style:style>
    <style:style style:name="P70" style:family="paragraph" style:parent-style-name="Standard" style:list-style-name="L4">
      <style:text-properties officeooo:rsid="00365767" officeooo:paragraph-rsid="00365767"/>
    </style:style>
    <style:style style:name="P71" style:family="paragraph" style:parent-style-name="Standard" style:list-style-name="L5">
      <style:text-properties officeooo:rsid="00365767" officeooo:paragraph-rsid="00365767"/>
    </style:style>
    <style:style style:name="P72" style:family="paragraph" style:parent-style-name="Standard" style:list-style-name="L6">
      <style:text-properties style:font-name="Times New Roman" fo:font-size="12pt" style:font-size-asian="12pt" style:font-size-complex="12pt"/>
    </style:style>
    <style:style style:name="P73"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74" style:family="paragraph" style:parent-style-name="Standard" style:list-style-name="L8"/>
    <style:style style:name="P75" style:family="paragraph" style:parent-style-name="Standard" style:list-style-name="L9"/>
    <style:style style:name="P76" style:family="paragraph" style:parent-style-name="Standard" style:list-style-name="L1">
      <style:paragraph-properties fo:margin-top="0in" fo:margin-bottom="0.0598in" style:contextual-spacing="false"/>
      <style:text-properties officeooo:rsid="00365767" officeooo:paragraph-rsid="00365767"/>
    </style:style>
    <style:style style:name="P77" style:family="paragraph" style:parent-style-name="Standard" style:list-style-name="L1">
      <style:paragraph-properties fo:margin-top="0in" fo:margin-bottom="0.0598in" style:contextual-spacing="false"/>
      <style:text-properties officeooo:rsid="001f2b73" officeooo:paragraph-rsid="00365767"/>
    </style:style>
    <style:style style:name="P78" style:family="paragraph" style:parent-style-name="Standard" style:list-style-name="L1">
      <style:paragraph-properties fo:margin-top="0in" fo:margin-bottom="0.0598in" style:contextual-spacing="false"/>
      <style:text-properties officeooo:rsid="001f2b73" officeooo:paragraph-rsid="001f2b73"/>
    </style:style>
    <style:style style:name="P79"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80"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81"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82"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83" style:family="paragraph" style:parent-style-name="Heading_20_1" style:master-page-name="First_20_Page">
      <style:paragraph-properties style:page-number="auto"/>
    </style:style>
    <style:style style:name="P84" style:family="paragraph" style:parent-style-name="Heading_20_2">
      <style:text-properties officeooo:rsid="001bfdc9" officeooo:paragraph-rsid="00310fd2"/>
    </style:style>
    <style:style style:name="P85" style:family="paragraph" style:parent-style-name="Heading_20_3">
      <style:text-properties officeooo:rsid="001bfdc9" officeooo:paragraph-rsid="001bfdc9"/>
    </style:style>
    <style:style style:name="P86" style:family="paragraph" style:parent-style-name="Heading_20_3">
      <style:text-properties officeooo:rsid="0020427a" officeooo:paragraph-rsid="0020427a"/>
    </style:style>
    <style:style style:name="P87" style:family="paragraph" style:parent-style-name="Heading_20_3">
      <style:text-properties officeooo:rsid="0022798e"/>
    </style:style>
    <style:style style:name="P88" style:family="paragraph" style:parent-style-name="Heading_20_3">
      <style:text-properties officeooo:rsid="00230712" officeooo:paragraph-rsid="00230712"/>
    </style:style>
    <style:style style:name="P89" style:family="paragraph" style:parent-style-name="Heading_20_3">
      <style:text-properties officeooo:rsid="0023e9af" officeooo:paragraph-rsid="0023e9af"/>
    </style:style>
    <style:style style:name="P90" style:family="paragraph" style:parent-style-name="Heading_20_3">
      <style:text-properties officeooo:rsid="00260e30" officeooo:paragraph-rsid="00260e30"/>
    </style:style>
    <style:style style:name="P91" style:family="paragraph" style:parent-style-name="Heading_20_3">
      <style:text-properties officeooo:rsid="00265e4e" officeooo:paragraph-rsid="00265e4e"/>
    </style:style>
    <style:style style:name="P92" style:family="paragraph" style:parent-style-name="Heading_20_3">
      <style:text-properties officeooo:rsid="0032d7f2" officeooo:paragraph-rsid="002fe014"/>
    </style:style>
    <style:style style:name="P93" style:family="paragraph" style:parent-style-name="Heading_20_3">
      <style:text-properties officeooo:rsid="0034a889" officeooo:paragraph-rsid="002fe014"/>
    </style:style>
    <style:style style:name="P94" style:family="paragraph" style:parent-style-name="Heading_20_3">
      <style:text-properties officeooo:rsid="0034dbcc" officeooo:paragraph-rsid="002fe014"/>
    </style:style>
    <style:style style:name="P95" style:family="paragraph" style:parent-style-name="Heading_20_3">
      <style:text-properties officeooo:rsid="00354014" officeooo:paragraph-rsid="002fe014"/>
    </style:style>
    <style:style style:name="P96" style:family="paragraph" style:parent-style-name="Heading_20_3">
      <style:text-properties officeooo:rsid="0035b71e" officeooo:paragraph-rsid="002fe014"/>
    </style:style>
    <style:style style:name="P97" style:family="paragraph" style:parent-style-name="Heading_20_3">
      <style:text-properties officeooo:rsid="00361fa8" officeooo:paragraph-rsid="00361fa8"/>
    </style:style>
    <style:style style:name="P98" style:family="paragraph" style:parent-style-name="Heading_20_3">
      <style:text-properties officeooo:rsid="00370040" officeooo:paragraph-rsid="002fe014"/>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9252in" style:type="right" style:leader-style="dotted" style:leader-text="."/>
        </style:tab-stops>
      </style:paragraph-properties>
    </style:style>
    <style:style style:name="P102"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01f30b6"/>
    </style:style>
    <style:style style:name="T2" style:family="text">
      <style:text-properties officeooo:rsid="00343a31"/>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0094c" style:font-size-asian="8pt" style:font-size-complex="8pt"/>
    </style:style>
    <style:style style:name="T7" style:family="text">
      <style:text-properties fo:font-size="8pt" officeooo:rsid="002f2d45" style:font-size-asian="8pt" style:font-size-complex="8pt"/>
    </style:style>
    <style:style style:name="T8" style:family="text">
      <style:text-properties fo:font-size="8pt" officeooo:rsid="002f2d45" style:font-size-asian="8pt"/>
    </style:style>
    <style:style style:name="T9" style:family="text">
      <style:text-properties fo:font-size="9pt" style:font-size-asian="9pt"/>
    </style:style>
    <style:style style:name="T10" style:family="text">
      <style:text-properties officeooo:rsid="00343a31"/>
    </style:style>
    <style:style style:name="T11" style:family="text">
      <style:text-properties officeooo:rsid="001f30b6"/>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5" style:family="text">
      <style:text-properties style:use-window-font-color="true" fo:language="en" fo:country="US" style:font-name-asian="Times New Roman" style:font-name-complex="Times New Roman" style:language-complex="ar" style:country-complex="SA"/>
    </style:style>
    <style:style style:name="T16" style:family="text">
      <style:text-properties style:use-window-font-color="true" fo:language="en" fo:country="US" officeooo:rsid="003c0546" style:font-name-asian="Times New Roman" style:font-name-complex="Times New Roman" style:language-complex="ar" style:country-complex="SA"/>
    </style:style>
    <style:style style:name="T17"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8"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9" style:family="text">
      <style:text-properties style:text-position="33% 80%"/>
    </style:style>
    <style:style style:name="T20" style:family="text">
      <style:text-properties style:text-underline-style="solid" style:text-underline-width="auto" style:text-underline-color="font-color"/>
    </style:style>
    <style:style style:name="T21" style:family="text">
      <style:text-properties officeooo:rsid="0016f8e1"/>
    </style:style>
    <style:style style:name="T22" style:family="text">
      <style:text-properties officeooo:rsid="0017cfc0"/>
    </style:style>
    <style:style style:name="T23" style:family="text">
      <style:text-properties officeooo:rsid="0018bd11"/>
    </style:style>
    <style:style style:name="T24" style:family="text">
      <style:text-properties officeooo:rsid="001d6d97"/>
    </style:style>
    <style:style style:name="T25" style:family="text">
      <style:text-properties officeooo:rsid="001ed187"/>
    </style:style>
    <style:style style:name="T26" style:family="text">
      <style:text-properties officeooo:rsid="0020427a"/>
    </style:style>
    <style:style style:name="T27" style:family="text">
      <style:text-properties officeooo:rsid="0020b16a"/>
    </style:style>
    <style:style style:name="T28" style:family="text">
      <style:text-properties officeooo:rsid="00225598"/>
    </style:style>
    <style:style style:name="T29" style:family="text">
      <style:text-properties officeooo:rsid="0023e9af"/>
    </style:style>
    <style:style style:name="T30" style:family="text">
      <style:text-properties officeooo:rsid="0025c567"/>
    </style:style>
    <style:style style:name="T31" style:family="text">
      <style:text-properties officeooo:rsid="002703cb"/>
    </style:style>
    <style:style style:name="T32" style:family="text">
      <style:text-properties officeooo:rsid="00283219"/>
    </style:style>
    <style:style style:name="T33" style:family="text">
      <style:text-properties officeooo:rsid="00296010"/>
    </style:style>
    <style:style style:name="T34" style:family="text">
      <style:text-properties officeooo:rsid="003c0546"/>
    </style:style>
    <style:style style:name="T35" style:family="text">
      <style:text-properties officeooo:rsid="003d5c94"/>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d5c94" style:font-weight-asian="normal" style:font-weight-complex="normal"/>
    </style:style>
    <style:style style:name="T39" style:family="text">
      <style:text-properties officeooo:rsid="00357c9a"/>
    </style:style>
    <style:style style:name="T40" style:family="text">
      <style:text-properties officeooo:rsid="003d9a46"/>
    </style:style>
    <style:style style:name="T41" style:family="text">
      <style:text-properties officeooo:rsid="003eba0e"/>
    </style:style>
    <style:style style:name="T42" style:family="text">
      <style:text-properties officeooo:rsid="003132e9"/>
    </style:style>
    <style:style style:name="T43" style:family="text">
      <style:text-properties officeooo:rsid="002d8dc7"/>
    </style:style>
    <style:style style:name="T44" style:family="text">
      <style:text-properties officeooo:rsid="0032d103"/>
    </style:style>
    <style:style style:name="T45" style:family="text">
      <style:text-properties fo:color="#1a1a1a" style:text-outline="false" fo:letter-spacing="normal" style:letter-kerning="false"/>
    </style:style>
    <style:style style:name="T46" style:family="text">
      <style:text-properties fo:color="#1a1a1a" style:text-outline="false" fo:letter-spacing="normal" officeooo:rsid="0032d103" style:letter-kerning="false"/>
    </style:style>
    <style:style style:name="T47" style:family="text">
      <style:text-properties officeooo:rsid="00370040"/>
    </style:style>
    <style:style style:name="T48" style:family="text">
      <style:text-properties officeooo:rsid="00365767"/>
    </style:style>
    <style:style style:name="T49" style:family="text">
      <style:text-properties officeooo:rsid="0038076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72057840" text:id="ct72057840">
          <text:insertion>
            <office:change-info>
              <dc:creator>Balazs Racz</dc:creator>
              <dc:date>2015-02-18T09:29:00</dc:date>
            </office:change-info>
          </text:insertion>
        </text:changed-region>
        <text:changed-region xml:id="ct72059776" text:id="ct72059776">
          <text:insertion>
            <office:change-info>
              <dc:creator>Balazs Racz</dc:creator>
              <dc:date>2015-02-18T09:40:00</dc:date>
            </office:change-info>
          </text:insertion>
        </text:changed-region>
        <text:changed-region xml:id="ct72061968" text:id="ct72061968">
          <text:insertion>
            <office:change-info>
              <dc:creator>Balazs Racz</dc:creator>
              <dc:date>2015-02-18T09:40:00</dc:date>
            </office:change-info>
          </text:insertion>
        </text:changed-region>
        <text:changed-region xml:id="ct72057472" text:id="ct72057472">
          <text:insertion>
            <office:change-info>
              <dc:creator>Balazs Racz</dc:creator>
              <dc:date>2015-02-18T09:41:00</dc:date>
            </office:change-info>
          </text:insertion>
        </text:changed-region>
        <text:changed-region xml:id="ct72066144" text:id="ct72066144">
          <text:insertion>
            <office:change-info>
              <dc:creator>Balazs Racz</dc:creator>
              <dc:date>2015-02-18T09:42:00</dc:date>
            </office:change-info>
          </text:insertion>
        </text:changed-region>
        <text:changed-region xml:id="ct72067584" text:id="ct72067584">
          <text:deletion>
            <office:change-info>
              <dc:creator>Balazs Racz</dc:creator>
              <dc:date>2015-02-18T09:42:00</dc:date>
            </office:change-info>
            <text:p text:style-name="P1">is any one of the following:</text:p>
          </text:deletion>
        </text:changed-region>
        <text:changed-region xml:id="ct72076576" text:id="ct72076576">
          <text:insertion>
            <office:change-info>
              <dc:creator>Balazs Racz</dc:creator>
              <dc:date>2015-02-18T09:42:00</dc:date>
            </office:change-info>
          </text:insertion>
        </text:changed-region>
        <text:changed-region xml:id="ct72081584" text:id="ct72081584">
          <text:insertion>
            <office:change-info>
              <dc:creator>Balazs Racz</dc:creator>
              <dc:date>2015-02-18T09:43:00</dc:date>
            </office:change-info>
          </text:insertion>
        </text:changed-region>
        <text:changed-region xml:id="ct72084032" text:id="ct72084032">
          <text:insertion>
            <office:change-info>
              <dc:creator>Balazs Racz</dc:creator>
              <dc:date>2015-02-18T09:44:00</dc:date>
            </office:change-info>
          </text:insertion>
        </text:changed-region>
        <text:changed-region xml:id="ct72085504" text:id="ct72085504">
          <text:insertion>
            <office:change-info>
              <dc:creator>Balazs Racz</dc:creator>
              <dc:date>2015-02-18T09:45:00</dc:date>
            </office:change-info>
          </text:insertion>
        </text:changed-region>
        <text:changed-region xml:id="ct72086992" text:id="ct72086992">
          <text:deletion>
            <office:change-info>
              <dc:creator>Balazs Racz</dc:creator>
              <dc:date>2015-02-18T09:54:00</dc:date>
            </office:change-info>
            <text:list xml:id="list3419210947467624679" text:style-name="L1">
              <text:list-item>
                <text:p text:style-name="P2"/>
              </text:list-item>
              <text:list-item>
                <text:p text:style-name="P3"/>
              </text:list-item>
            </text:list>
          </text:deletion>
        </text:changed-region>
        <text:changed-region xml:id="ct72086800" text:id="ct72086800">
          <text:deletion>
            <office:change-info>
              <dc:creator>Balazs Racz</dc:creator>
              <dc:date>2015-02-18T09:46:00</dc:date>
            </office:change-info>
            <text:list xml:id="list100158492990810" text:continue-numbering="true" text:style-name="L1">
              <text:list-item>
                <text:p text:style-name="P3"><text:tab/>Permanent Error<text:span text:style-name="T1">s from the OpenLCB Message Network Standard:</text:span></text:p>
              </text:list-item>
              <text:list-item>
                <text:p text:style-name="P2"/>
              </text:list-item>
            </text:list>
          </text:deletion>
        </text:changed-region>
        <text:changed-region xml:id="ct72086608" text:id="ct72086608">
          <text:deletion>
            <office:change-info>
              <dc:creator>Balazs Racz</dc:creator>
              <dc:date>2015-02-18T09:45:00</dc:date>
            </office:change-info>
            <text:p text:style-name="P4">0x1000 – Permanent error, not further specified</text:p>
          </text:deletion>
        </text:changed-region>
        <text:changed-region xml:id="ct72086416" text:id="ct72086416">
          <text:deletion>
            <office:change-info>
              <dc:creator>Balazs Racz</dc:creator>
              <dc:date>2015-02-18T09:46:00</dc:date>
            </office:change-info>
            <text:list xml:id="list100159081049808" text:continue-numbering="true" text:style-name="L1">
              <text:list-item>
                <text:p text:style-name="P5"/>
              </text:list-item>
              <text:list-item>
                <text:p text:style-name="P3"/>
              </text:list-item>
            </text:list>
          </text:deletion>
        </text:changed-region>
        <text:changed-region xml:id="ct72086224" text:id="ct72086224">
          <text:deletion>
            <office:change-info>
              <dc:creator>Balazs Racz</dc:creator>
              <dc:date>2015-02-18T09:45:00</dc:date>
            </office:change-info>
            <text:p text:style-name="P6">0x1040 – Not implemented, not further specified.</text:p>
          </text:deletion>
        </text:changed-region>
        <text:changed-region xml:id="ct72086032" text:id="ct72086032">
          <text:deletion>
            <office:change-info>
              <dc:creator>Balazs Racz</dc:creator>
              <dc:date>2015-02-18T09:46:00</dc:date>
            </office:change-info>
            <text:list xml:id="list100158992427660" text:continue-numbering="true" text:style-name="L1">
              <text:list-item>
                <text:p text:style-name="P5"/>
              </text:list-item>
              <text:list-item>
                <text:p text:style-name="P3">0x1050 – Not implemented, subcommand is unknown</text:p>
              </text:list-item>
              <text:list-item>
                <text:p text:style-name="P5">0x1060 – Not implemented, Datagram-type, Stream-type, or command is <text:span text:style-name="T2">unknown</text:span></text:p>
              </text:list-item>
            </text:list>
          </text:deletion>
        </text:changed-region>
        <text:changed-region xml:id="ct72085840" text:id="ct72085840">
          <text:deletion>
            <office:change-info>
              <dc:creator>Balazs Racz</dc:creator>
              <dc:date>2015-02-18T09:54:00</dc:date>
            </office:change-info>
            <text:list xml:id="list100158408022326" text:continue-numbering="true" text:style-name="L1">
              <text:list-item>
                <text:p text:style-name="P2"/>
              </text:list-item>
              <text:list-item>
                <text:p text:style-name="P5">0x1070 – Not implemented, unknown MTI, or Transport protocol (datagrams/streams) is not supported</text:p>
              </text:list-item>
            </text:list>
          </text:deletion>
        </text:changed-region>
        <text:changed-region xml:id="ct72077520" text:id="ct72077520">
          <text:insertion>
            <office:change-info>
              <dc:creator>Balazs Racz</dc:creator>
              <dc:date>2015-02-18T09:46:00</dc:date>
            </office:change-info>
          </text:insertion>
        </text:changed-region>
        <text:changed-region xml:id="ct72077712" text:id="ct72077712">
          <text:deletion>
            <office:change-info>
              <dc:creator>Balazs Racz</dc:creator>
              <dc:date>2015-02-18T09:46:00</dc:date>
            </office:change-info>
            <text:p text:style-name="P7">one of the permanent error codes listed above.</text:p>
          </text:deletion>
        </text:changed-region>
        <text:changed-region xml:id="ct72065232" text:id="ct72065232">
          <text:deletion>
            <office:change-info>
              <dc:creator>Balazs Racz</dc:creator>
              <dc:date>2015-02-18T09:47:00</dc:date>
            </office:change-info>
            <text:p text:style-name="P8">..</text:p>
          </text:deletion>
        </text:changed-region>
        <text:changed-region xml:id="ct72087744" text:id="ct72087744">
          <text:insertion>
            <office:change-info>
              <dc:creator>Balazs Racz</dc:creator>
              <dc:date>2015-02-18T09:50:00</dc:date>
            </office:change-info>
          </text:insertion>
        </text:changed-region>
        <text:changed-region xml:id="ct72089376" text:id="ct72089376">
          <text:deletion>
            <office:change-info>
              <dc:creator>Balazs Racz</dc:creator>
              <dc:date>2015-02-18T09:50:00</dc:date>
            </office:change-info>
            <text:p text:style-name="P8">may</text:p>
          </text:deletion>
        </text:changed-region>
        <text:changed-region xml:id="ct72084880" text:id="ct72084880">
          <text:deletion>
            <office:change-info>
              <dc:creator>Balazs Racz</dc:creator>
              <dc:date>2015-02-18T09:51:00</dc:date>
            </office:change-info>
            <text:p text:style-name="P9">0x1080 – Invalid arguments. <text:s/>Some of the values sent in the <text:span text:style-name="T3">message</text:span> fall outside of the expected range, or do not match the expectations of the receiving node.</text:p>
          </text:deletion>
        </text:changed-region>
        <text:changed-region xml:id="ct72092768" text:id="ct72092768">
          <text:insertion>
            <office:change-info>
              <dc:creator>Balazs Racz</dc:creator>
              <dc:date>2015-02-18T09:51:00</dc:date>
            </office:change-info>
          </text:insertion>
        </text:changed-region>
        <text:changed-region xml:id="ct72171280" text:id="ct72171280">
          <text:deletion>
            <office:change-info>
              <dc:creator>Balazs Racz</dc:creator>
              <dc:date>2015-02-18T09:52:00</dc:date>
            </office:change-info>
            <text:p text:style-name="P10">,</text:p>
          </text:deletion>
        </text:changed-region>
        <text:changed-region xml:id="ct72198160" text:id="ct72198160">
          <text:deletion>
            <office:change-info>
              <dc:creator>Balazs Racz</dc:creator>
              <dc:date>2015-02-18T09:52:00</dc:date>
            </office:change-info>
            <text:p text:style-name="P10">with</text:p>
          </text:deletion>
        </text:changed-region>
        <text:changed-region xml:id="ct72208064" text:id="ct72208064">
          <text:insertion>
            <office:change-info>
              <dc:creator>Balazs Racz</dc:creator>
              <dc:date>2015-02-18T09:52:00</dc:date>
            </office:change-info>
          </text:insertion>
        </text:changed-region>
        <text:changed-region xml:id="ct72152736" text:id="ct72152736">
          <text:deletion>
            <office:change-info>
              <dc:creator>Balazs Racz</dc:creator>
              <dc:date>2015-02-18T09:52:00</dc:date>
            </office:change-info>
            <text:p text:style-name="P10">,</text:p>
          </text:deletion>
        </text:changed-region>
        <text:changed-region xml:id="ct72203328" text:id="ct72203328">
          <text:insertion>
            <office:change-info>
              <dc:creator>Balazs Racz</dc:creator>
              <dc:date>2015-02-18T09:52:00</dc:date>
            </office:change-info>
          </text:insertion>
        </text:changed-region>
        <text:changed-region xml:id="ct72170800" text:id="ct72170800">
          <text:deletion>
            <office:change-info>
              <dc:creator>Balazs Racz</dc:creator>
              <dc:date>2015-02-18T09:52:00</dc:date>
            </office:change-info>
            <text:p text:style-name="P10"><text:s text:c="2"/></text:p>
          </text:deletion>
        </text:changed-region>
        <text:changed-region xml:id="ct72185424" text:id="ct72185424">
          <text:insertion>
            <office:change-info>
              <dc:creator>Balazs Racz</dc:creator>
              <dc:date>2015-02-18T09:20:00</dc:date>
            </office:change-info>
          </text:insertion>
        </text:changed-region>
        <text:changed-region xml:id="ct72182208" text:id="ct72182208">
          <text:insertion>
            <office:change-info>
              <dc:creator>Balazs Racz</dc:creator>
              <dc:date>2015-02-18T09:23:00</dc:date>
            </office:change-info>
          </text:insertion>
        </text:changed-region>
        <text:changed-region xml:id="ct72188368" text:id="ct72188368">
          <text:insertion>
            <office:change-info>
              <dc:creator>Balazs Racz</dc:creator>
              <dc:date>2015-02-18T09:24:00</dc:date>
            </office:change-info>
          </text:insertion>
        </text:changed-region>
        <text:changed-region xml:id="ct72178784" text:id="ct72178784">
          <text:insertion>
            <office:change-info>
              <dc:creator>Balazs Racz</dc:creator>
              <dc:date>2015-02-18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Introduction</text:h>
      <text:p text:style-name="Standard">This Technical Note provides background for the association Memory Configuration Standard.</text:p>
      <text:p text:style-name="Standard">The protocol is called “<text:span text:style-name="T32">M</text:span>emory <text:span text:style-name="T32">Configuration</text:span>” because it makes the configuration information in the node look like it's stored in linear memory spaces. <text:s/></text:p>
      <text:list xml:id="list6973251665231070570" text:style-name="L2">
        <text:list-item>
          <text:p text:style-name="P68">Don't assume that the information actually has to be stored t<text:span text:style-name="T31">he same</text:span> way, <text:span text:style-name="T31">it is accessed through this protocol,</text:span> as linear memory. <text:s/>The node can remap the information that's being read or written into whatever internal organization it needs.</text:p>
        </text:list-item>
        <text:list-item>
          <text:p text:style-name="P6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68">Don't assume that this is only used for <text:span text:style-name="T20">persistent</text:span> configuration information. <text:s/>The protocol is already being used for e.g. retrieving the CDI, and for providing a simple debug capability that allows program<text:span text:style-name="T31">m</text:span>ers <text:span text:style-name="T31">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2">For more information on format and presentation, see: </text:p>
      <text:list xml:id="list6875781051620609739" text:style-name="L3">
        <text:list-item>
          <text:p text:style-name="P69">OpenLCB Common Information Technical Note</text:p>
        </text:list-item>
      </text:list>
      <text:h text:style-name="P84" text:outline-level="2">Message Formats</text:h>
      <text:p text:style-name="P52">This section is about helping implementors see how to decode the message format. It's not normative.</text:p>
      <text:p text:style-name="P52">Configuration messages use a specific datagram format consisting of the datagram type byte, followed by a single byte combining the operation “Command Type” field and flags. This is then followed by data in an operation-specific format. <text:s/><text:span text:style-name="T42">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22">Byte 0</text:p>
          </table:table-cell>
          <table:table-cell table:style-name="Table4.B1" office:value-type="string">
            <text:p text:style-name="P22">Byte 1</text:p>
          </table:table-cell>
          <table:table-cell table:style-name="Table4.C1" office:value-type="string">
            <text:p text:style-name="P22">Byte 2</text:p>
          </table:table-cell>
          <table:table-cell table:style-name="Table4.D1" office:value-type="string">
            <text:p text:style-name="P23">Byte 3</text:p>
          </table:table-cell>
          <table:table-cell table:style-name="Table4.E1" office:value-type="string">
            <text:p text:style-name="P23">Byte 4</text:p>
          </table:table-cell>
          <table:table-cell table:style-name="Table4.F1" office:value-type="string">
            <text:p text:style-name="P23">Byte 5</text:p>
          </table:table-cell>
          <table:table-cell table:style-name="Table4.G1" office:value-type="string">
            <text:p text:style-name="P22">Byte 6 </text:p>
          </table:table-cell>
          <table:table-cell table:style-name="Table4.H1" office:value-type="string">
            <text:p text:style-name="P22">Remaining Bytes</text:p>
          </table:table-cell>
        </table:table-row>
        <table:table-row>
          <table:table-cell table:style-name="Table4.A6" table:number-rows-spanned="5" office:value-type="string">
            <text:p text:style-name="P26">Datagram Typ<text:span text:style-name="T43">e (0x20)</text:span></text:p>
          </table:table-cell>
          <table:table-cell table:style-name="Table4.B6" table:number-rows-spanned="5" office:value-type="string">
            <text:p text:style-name="P26">Command Type</text:p>
          </table:table-cell>
          <table:table-cell table:style-name="Table4.C2" table:number-columns-spanned="4" office:value-type="string">
            <text:p text:style-name="P26">Starting Address</text:p>
          </table:table-cell>
          <table:covered-table-cell/>
          <table:covered-table-cell/>
          <table:covered-table-cell/>
          <table:table-cell table:style-name="Table4.G3" office:value-type="string">
            <text:p text:style-name="P26">Address Space <text:span text:style-name="T43">(Optional)</text:span></text:p>
          </table:table-cell>
          <table:table-cell table:style-name="Table4.H2" office:value-type="string">
            <text:p text:style-name="P26">Command Specific</text:p>
          </table:table-cell>
        </table:table-row>
        <table:table-row>
          <table:covered-table-cell/>
          <table:covered-table-cell/>
          <table:table-cell table:style-name="Table4.C3" table:number-columns-spanned="2" office:value-type="string">
            <text:p text:style-name="P27">Available Commands</text:p>
          </table:table-cell>
          <table:covered-table-cell/>
          <table:table-cell table:style-name="Table4.E3" office:value-type="string">
            <text:p text:style-name="P27">Write Lengths</text:p>
          </table:table-cell>
          <table:table-cell table:style-name="Table4.F3" office:value-type="string">
            <text:p text:style-name="P27">Highest Address Space</text:p>
          </table:table-cell>
          <table:table-cell table:style-name="Table4.G3" office:value-type="string">
            <text:p text:style-name="P27">Lowest Address Space</text:p>
          </table:table-cell>
          <table:table-cell table:style-name="Table4.H3" office:value-type="string">
            <text:p text:style-name="P27">Name String (Optional)</text:p>
          </table:table-cell>
        </table:table-row>
        <table:table-row>
          <table:covered-table-cell/>
          <table:covered-table-cell/>
          <table:table-cell table:style-name="Table4.C4" table:number-columns-spanned="6" office:value-type="string">
            <text:p text:style-name="P28">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9">Address Space</text:p>
          </table:table-cell>
          <table:table-cell table:style-name="Table4.D5" table:number-columns-spanned="4" office:value-type="string">
            <text:p text:style-name="P29">Highest Address</text:p>
          </table:table-cell>
          <table:covered-table-cell/>
          <table:covered-table-cell/>
          <table:covered-table-cell/>
          <table:table-cell table:style-name="Table4.H5" office:value-type="string">
            <text:p text:style-name="P29">Additional ...</text:p>
          </table:table-cell>
        </table:table-row>
        <table:table-row>
          <table:covered-table-cell/>
          <table:covered-table-cell/>
          <table:table-cell table:style-name="Table4.C6" office:value-type="string">
            <text:p text:style-name="P29">Address Space</text:p>
          </table:table-cell>
          <table:table-cell table:style-name="Table4.D6" table:number-columns-spanned="5" office:value-type="string">
            <text:p text:style-name="P26"/>
          </table:table-cell>
          <table:covered-table-cell/>
          <table:covered-table-cell/>
          <table:covered-table-cell/>
          <table:covered-table-cell/>
        </table:table-row>
      </table:table>
      <text:p text:style-name="P52"/>
      <text:p text:style-name="P52">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20">Byte 1 <text:span text:style-name="T23">(Command Type)</text:span></text:p>
            </table:table-cell>
            <table:covered-table-cell/>
          </table:table-row>
        </table:table-header-rows>
        <table:table-row table:style-name="Table5.1">
          <table:table-cell table:style-name="Table5.A2" office:value-type="string">
            <text:p text:style-name="P21">Bits 7..6 – <text:span text:style-name="T21">Command Type</text:span></text:p>
          </table:table-cell>
          <table:table-cell table:style-name="Table5.B2" office:value-type="string">
            <text:p text:style-name="P24">0b00 – Write operations</text:p>
            <text:p text:style-name="P24">0b01 – Read operations</text:p>
            <text:p text:style-name="P24">0b10 – Control operations</text:p>
            <text:p text:style-name="P24">0b11 – Not used / reserved</text:p>
          </table:table-cell>
        </table:table-row>
        <table:table-row table:style-name="Table5.1">
          <table:table-cell table:style-name="Table5.A6" office:value-type="string">
            <text:p text:style-name="P21">Bit 5 – <text:span text:style-name="T21">Stream/Datagram</text:span></text:p>
          </table:table-cell>
          <table:table-cell table:style-name="Table5.B3" office:value-type="string">
            <text:p text:style-name="P24">0b0 – Use Datagrams</text:p>
            <text:p text:style-name="P24">0b1 – Use Streams</text:p>
          </table:table-cell>
        </table:table-row>
        <table:table-row table:style-name="Table5.1">
          <table:table-cell table:style-name="Table5.A6" office:value-type="string">
            <text:p text:style-name="P21">Bit 4 – <text:span text:style-name="T21">Command/Reply</text:span></text:p>
          </table:table-cell>
          <table:table-cell table:style-name="Table5.B4" office:value-type="string">
            <text:p text:style-name="P24">0b0 – Command</text:p>
            <text:p text:style-name="P24">0b1 – Reply</text:p>
          </table:table-cell>
        </table:table-row>
        <table:table-row table:style-name="Table5.1">
          <table:table-cell table:style-name="Table5.A6" office:value-type="string">
            <text:p text:style-name="P21">Bit 3 – <text:span text:style-name="T21">(Command) Under Mask</text:span></text:p>
            <text:p text:style-name="P64">Bit 3 – (Reply) Fail/OK</text:p>
          </table:table-cell>
          <table:table-cell table:style-name="Table5.B5" office:value-type="string">
            <text:p text:style-name="P24">0b0 – Not under mask</text:p>
            <text:p text:style-name="P24">0b1 – Under mask</text:p>
            <text:p text:style-name="P25">0b0 – Okay</text:p>
            <text:p text:style-name="P25">0b1 - Fail</text:p>
          </table:table-cell>
        </table:table-row>
        <table:table-row table:style-name="Table5.1">
          <table:table-cell table:style-name="Table5.A6" office:value-type="string">
            <text:p text:style-name="P21">Bit 2 – <text:span text:style-name="T21">Reserved</text:span></text:p>
          </table:table-cell>
          <table:table-cell table:style-name="Table5.B6" office:value-type="string">
            <text:p text:style-name="P24">0b0 – send as zero, check on receipt</text:p>
          </table:table-cell>
        </table:table-row>
        <table:table-row table:style-name="Table5.1">
          <table:table-cell table:style-name="Table5.A7" office:value-type="string">
            <text:p text:style-name="P21">Bits 1..0 – <text:span text:style-name="T22">Address Space</text:span></text:p>
          </table:table-cell>
          <table:table-cell table:style-name="Table5.B7" office:value-type="string">
            <text:p text:style-name="P24">0b00 – Address space in byte 6</text:p>
            <text:p text:style-name="P24">0b01 – Address space 0xFD</text:p>
            <text:p text:style-name="P24">0b10 – Address space 0xFE</text:p>
            <text:p text:style-name="P24">0b10 – Address space 0xFF</text:p>
          </table:table-cell>
        </table:table-row>
      </table:table>
      <text:p text:style-name="P52"/>
      <text:h text:style-name="Heading_20_3" text:outline-level="3">Address Space Size</text:h>
      <text:p text:style-name="P35">The four-byte address allows directly addressing 4GB of data. The use of address spaces (see<text:a xlink:type="simple" xlink:href="#2.4.2.Address Space Selection|outline" text:style-name="Internet_20_link" text:visited-style-name="Visited_20_Internet_20_Link"><text:span text:style-name="T2">#2.4.2.Address Space Selection</text:span></text:a>) allows direct access to 1TB <text:span text:style-name="T25">of data</text:span>.</text:p>
      <text:p text:style-name="P35">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35">Although a 32-bit address space is large enough to cover combined uses of memory, it can be more convenient to consider separate address spaces in the node. <text:s/>This can also be considered to be a top digit in a global address space, <text:span text:style-name="T24">if desired</text:span>, but note that the separate address spaces may cover the same memory objects, e.g. “all memory” and “Event ID configuration” spaces may reference the same <text:span text:style-name="T24">physical (or virtual) location in </text:span>memory.</text:p>
      <text:h text:style-name="P85" text:outline-level="3"><text:span text:style-name="T26">Generic </text:span>Error Handling</text:h>
      <text:p text:style-name="P1">An unknown command in byte 1<text:change-start text:change-id="ct72057840"/> <text:span text:style-name="T48">error</text:span><text:change-end text:change-id="ct72057840"/> may result from <text:change-start text:change-id="ct72059776"/><text:span text:style-name="T48">requesting </text:span><text:change-end text:change-id="ct72059776"/>a command that is not defined by the standard, but it may also result from <text:change-start text:change-id="ct72061968"/><text:span text:style-name="T48">requesting </text:span><text:change-end text:change-id="ct72061968"/>a command the that standard defines, which the node being accessed does not support. <text:s/>The error code to send is not specified, however, the recommended error code to be sent in the OpenLCB Datagram Transport Datagram Rejected message <text:change-start text:change-id="ct72057472"/><text:span text:style-name="T48">the following:</text:span></text:p>
      <text:list xml:id="list638599422966637530" text:style-name="L4">
        <text:list-item>
          <text:p text:style-name="P70">0x1041 <text:span text:style-name="T3">–</text:span> Permanent error: Not implemented, subcommand is unknown.</text:p>
        </text:list-item>
      </text:list>
      <text:p text:style-name="P1"><text:change-end text:change-id="ct72057472"/><text:change-start text:change-id="ct72066144"/><text:span text:style-name="T48">In the appropriate situations a Datagram Rejected or a response datagram with Failed status should use the following specific error codes</text:span><text:change-end text:change-id="ct72066144"/><text:change text:change-id="ct72067584"/><text:change-start text:change-id="ct72076576"/>:</text:p>
      <text:list xml:id="list4475168593331109327" text:style-name="L5">
        <text:list-item>
          <text:p text:style-name="P71">0x<text:change-end text:change-id="ct72076576"/><text:change-start text:change-id="ct72081584"/>1081 <text:span text:style-name="T3">–</text:span> Permanent error: Invalid argument. Address space not known.</text:p>
        </text:list-item>
        <text:list-item>
          <text:p text:style-name="P71">0x1082 <text:span text:style-name="T3">–</text:span> Permanent error: Invalid argument. Out of bounds, address space is valid, but the address within the space i<text:change-end text:change-id="ct72081584"/><text:change-start text:change-id="ct72084032"/>s not implemented.</text:p>
        </text:list-item>
        <text:list-item>
          <text:p text:style-name="P71">0x1083 <text:span text:style-name="T3">–</text:span> Permanent error: Invalid argument. Write access to a read-only space.</text:p>
        </text:list-item>
      </text:list>
      <text:p text:style-name="P57">In addition, all other error codes defined in the Message Network Standard <text:span text:style-name="T49">or Datagram Standard </text:span>may be used<text:change-end text:change-id="ct72084032"/><text:change-start text:change-id="ct72085504"/>, for example:</text:p>
      <text:list xml:id="list100157881163265" text:continue-list="list100158408022326" text:style-name="L1">
        <text:list-item>
          <text:p text:style-name="P3">0x1000 – Permanent error, not further specified.</text:p>
        </text:list-item>
        <text:list-item>
          <text:p text:style-name="P3">0x1040 – Not implemented, not further specified.</text:p>
        </text:list-item>
        <text:list-item>
          <text:p text:style-name="P2">0x1080 <text:span text:style-name="T3">–</text:span> Invalid arguments, not further specified.<text:change-end text:change-id="ct72085504"/><text:change text:change-id="ct72086992"/><text:change text:change-id="ct72086800"/><text:change text:change-id="ct72086608"/><text:change text:change-id="ct72086416"/><text:change text:change-id="ct72086224"/><text:change text:change-id="ct72086032"/><text:change text:change-id="ct72085840"/></text:p>
        </text:list-item>
      </text:list>
      <text:p text:style-name="P7">It is possible that OpenLCB Datagram Transport is not supported by the node, and by extension OpenLCB Memory Configuration. <text:s/>If this is the case, the likely result is an OpenLCB Optional Interaction Rejected message as defined in the OpenLCB Message Network Standard with <text:change-start text:change-id="ct72077520"/><text:span text:style-name="T49">the error code 0x1043 (Not Implemented, unknown MTI or Transport protocol is not supported).</text:span><text:change-end text:change-id="ct72077520"/><text:change text:change-id="ct72077712"/></text:p>
      <text:p text:style-name="P8">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change text:change-id="ct72065232"/></text:p>
      <text:h text:style-name="P86" text:outline-level="3">Read Command</text:h>
      <text:p text:style-name="P8">This is a request to read an address space. <text:s/>If the address space does not exist, a Datagram Rejected message <text:change-start text:change-id="ct72087744"/><text:span text:style-name="T49">shall</text:span><text:change-end text:change-id="ct72087744"/><text:change text:change-id="ct72089376"/> be sent with a permanent error. <text:s/>The likely error code would be:</text:p>
      <text:p text:style-name="P9"><text:change text:change-id="ct72084880"/><text:change-start text:change-id="ct72092768"/><text:span text:style-name="T48">0x1081 </text:span><text:span text:style-name="T14">–</text:span><text:span text:style-name="T48"> Permanent error: Invalid argument. Address space not known.</text:span><text:change-end text:change-id="ct72092768"/></text:p>
      <text:p text:style-name="P62">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63"><text:soft-page-break/><text:s/><text:span text:style-name="T27">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86" text:outline-level="3">Read Reply</text:h>
      <text:p text:style-name="P8">This message is sent in response to a Read Command <text:span text:style-name="T27">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6">A Read Reply is not considered to be in error unless it responds with zero bytes of data. <text:s/>In this case, a failure should be indicated with a<text:span text:style-name="T28">n appropriate error code as defined by the OpenLCB Memory Configuration Standard and/or the OpenLCB Message Network Standard.</text:span></text:p>
      <text:p text:style-name="P37">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87" text:outline-level="3">Read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88" text:outline-level="3">Read Stream Reply</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P89" text:outline-level="3"><text:soft-page-break/>Write Command</text:h>
      <text:p text:style-name="P43">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5"><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9">rite Reply</text:span></text:h>
      <text:p text:style-name="P43">For the less-common case of writes that might fail and/or take a long time, the <text:span text:style-name="T30">Datagram OK </text:span>reply to the Write datagram can <text:span text:style-name="T30">have the Reply Pending bit set\</text:span>, followed by a Write Reply when the operation is done. <text:s/>That Write Reply, in turn, <text:span text:style-name="T3">informs the </text:span><text:span text:style-name="T13">requester</text:span><text:span text:style-name="T3"> when the operation was complete, and whether it completed OK.</text:span></text:p>
      <text:p text:style-name="P66"><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89" text:outline-level="3">Write Under Mask Command</text:h>
      <text:p text:style-name="P44">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4">The primary use for this is to set/clear individual bits within a larger addressable type such as a byte, or multi-byte word.</text:p>
      <text:h text:style-name="P90" text:outline-level="3"><text:soft-page-break/>Write Stream Command</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91" text:outline-level="3">Write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92" text:outline-level="3">Get Configuration Options Command</text:h>
      <text:p text:style-name="P46">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92" text:outline-level="3"><text:bookmark-start text:name="__RefHeading__21986_548527705"/>Get Configuration Options Reply<text:bookmark-end text:name="__RefHeading__21986_548527705"/></text:h>
      <text:p text:style-name="P51">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93" text:outline-level="3">Get Address Space Information Command</text:h>
      <text:p text:style-name="P47">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93" text:outline-level="3"><text:bookmark-start text:name="__RefHeading__22052_548527705"/>Get Address Space Information Reply<text:bookmark-end text:name="__RefHeading__22052_548527705"/></text:h>
      <text:p text:style-name="P51">To ease automated access, a configuring node can inquire about the address spaces in the being-configured node. Whether or not the address space is present, a reply is required.</text:p>
      <text:h text:style-name="P94" text:outline-level="3"><text:bookmark-start text:name="__RefHeading__22123_548527705"/>Lock/Reserve Command<text:bookmark-end text:name="__RefHeading__22123_548527705"/></text:h>
      <text:p text:style-name="P51">Although nodes can be configured by multiple other nodes, this can also lead to inconsistencies. The optional Lock/Release command can be used to avoid this.</text:p>
      <text:h text:style-name="P94" text:outline-level="3">Lock/Reserve Reply</text:h>
      <text:p text:style-name="P48">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95" text:outline-level="3"><text:bookmark-start text:name="__RefHeading__22341_548527705"/>Get Unique ID Command<text:bookmark-end text:name="__RefHeading__22341_548527705"/></text:h>
      <text:p text:style-name="P53">Event IDs are considered to be 'virgin' until they are taught to another node. <text:s/>Learned Event IDs are not virgin by definition, since they are shared by the taught node and by the node that did <text:span text:style-name="T15">the</text:span> teaching. <text:s/></text:p>
      <text:p text:style-name="P53"><text:span text:style-name="T34">This command is used to obtain new virgin Event IDs and return them to </text:span><text:span text:style-name="T16">the</text:span><text:span text:style-name="T34"> requesting node. <text:s/>The node should draw these from some pool of unique virgin Event IDs. <text:s/>This may be from </text:span><text:span text:style-name="T16">the</text:span><text:span text:style-name="T34"> 64k Event IDs assigned to </text:span><text:span text:style-name="T16">the</text:span><text:span text:style-name="T34"> node associated with its Node ID, or some other pool, but it must maintain the uniqueness of </text:span><text:span text:style-name="T16">the</text:span><text:span text:style-name="T34"> Event IDs. <text:s/>If the node maintains a counter or pointer to the pool, then the value of this variable must be maintained even if </text:span><text:span text:style-name="T16">the</text:span><text:span text:style-name="T34"> node goes through a reboot or rest. <text:s/>This means that its value must be keep in non-volatile memory. <text:s/></text:span></text:p>
      <text:p text:style-name="P53"><text:span text:style-name="T34">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6">other</text:span><text:span text:style-name="T34"> methods, such as the Remote Button Protocol might be used to allow this function remotely. <text:s/></text:span></text:p>
      <text:p text:style-name="P54"><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53">Once Event IDs are taught, they represent an abstract idea, although that idea may <text:span text:style-name="T35">ceratinly </text:span>have concrete consequences. <text:s/>For example, the abstract idea “Night has fallen” <text:span text:style-name="T35">can be</text:span> <text:span text:style-name="T35">represented </text:span>by a shared Event ID between many nodes, <text:span text:style-name="T35">and sending it can have many consequences</text:span>. <text:s/>The important point is that Event ID <text:span text:style-name="T36">cannot</text:span><text:span text:style-name="T37"> be used for </text:span><text:span text:style-name="T38">any other</text:span><text:span text:style-name="T37"> </text:span><text:span text:style-name="T38">idea or </text:span><text:span text:style-name="T37">purpose, unless it is removed from </text:span><text:span text:style-name="T36">all</text:span><text:span text:style-name="T37"> nodes that use it. <text:s/></text:span><text:span text:style-name="T38">That</text:span><text:span text:style-name="T37"> may be possible </text:span><text:span text:style-name="T38">i</text:span><text:span text:style-name="T37">n a closed system, like a private layout, especially with </text:span><text:span text:style-name="T38">the appropriate</text:span><text:span text:style-name="T37"> software tools. <text:s/>However, not all systems are closed and not all nodes are reachable or active. <text:s/>Consider a node </text:span><text:span text:style-name="T38">that is non-powered, or one </text:span><text:span text:style-name="T37">on </text:span><text:span text:style-name="T17">the</text:span><text:span text:style-name="T37"> work-bench, or </text:span><text:span text:style-name="T38">even more important </text:span><text:span text:style-name="T17">the</text:span><text:span text:style-name="T37"> </text:span><text:span text:style-name="T38">one</text:span><text:span text:style-name="T37"> </text:span><text:span text:style-name="T38">that </text:span><text:span text:style-name="T37">you sold. <text:s/>The “Night has fallen” Event ID may still be used by </text:span><text:span text:style-name="T38">any of those</text:span><text:span text:style-name="T37"> nodes, and the</text:span><text:span text:style-name="T38">y </text:span><text:span text:style-name="T37"><text:s/></text:span><text:span text:style-name="T38">can be used to teach it to yet </text:span><text:span text:style-name="T37">more nodes. <text:s/>So, in general, it is much safer </text:span><text:span text:style-name="T38">to have</text:span><text:span text:style-name="T37"> </text:span><text:span text:style-name="T17">other</text:span><text:span text:style-name="T37"> mechanisms </text:span><text:span text:style-name="T38">available </text:span><text:span text:style-name="T37">to prevent </text:span><text:span text:style-name="T38">any </text:span><text:span text:style-name="T37">inadvertent reuse of Event IDs. <text:s/></text:span></text:p>
      <text:p text:style-name="P53"><text:span text:style-name="T37">One method is to provide </text:span><text:span text:style-name="T38">a mechanism</text:span><text:span text:style-name="T37"> to reset the node such that all </text:span><text:span text:style-name="T38">its </text:span><text:span text:style-name="T37">Event IDs are replaced by a set of </text:span><text:span text:style-name="T38">new </text:span><text:span text:style-name="T37">virgin Event IDs. <text:s/>For small nodes that use 2-100 Event IDs this is reaso</text:span><text:span text:style-name="T38">n</text:span><text:span text:style-name="T37">able. <text:s/>Each node ha</text:span><text:span text:style-name="T38">s</text:span><text:span text:style-name="T37"> 64k Event IDs assigned to it, </text:span><text:span text:style-name="T38">and </text:span><text:span text:style-name="T37">so these </text:span><text:span text:style-name="T38">nodes </text:span><text:span text:style-name="T37">can be reset 600-</text:span><text:span text:style-name="T38">30</text:span><text:span text:style-name="T37">k times before running out of virgin Event IDs. <text:s/></text:span></text:p>
      <text:p text:style-name="P53"><text:span text:style-name="T37">Another method, that is more frugal of Event IDs, is to only replace non-virgin Event IDs, </text:span><text:span text:style-name="T38">ie those that have </text:span><text:span text:style-name="T37">been taught or learned, </text:span><text:span text:style-name="T38">on a reset</text:span><text:span text:style-name="T37">. <text:s/></text:span><text:span text:style-name="T38">F</text:span><text:span text:style-name="T37">lag-bits </text:span><text:span text:style-name="T38">would be used </text:span><text:span text:style-name="T37">to remember which ones are non-virgin, </text:span><text:span text:style-name="T38">and thus which need replacing</text:span><text:span text:style-name="T37">. <text:s/></text:span></text:p>
      <text:p text:style-name="P53"><text:span text:style-name="T37">A further sophistication is to use a 'just-in-time' method. <text:s text:c="2"/>Each Event ID would be flagged as virgin or non-virgin. <text:s/>When the node was to teach a non-virgin Event-ID, it would be replaced with a new virgin one before </text:span><text:span text:style-name="T17">the</text:span><text:span text:style-name="T37"> teaching occurred. <text:s/>The disadvantage to this method is that an EventID would only be able to be taught once, whereas there are situations where it </text:span><text:span text:style-name="T38">is desired to </text:span><text:span text:style-name="T37">extend an abstract idea to additional nodes. <text:s/>Unfortunately</text:span><text:span text:style-name="T17">, by definition these Event IDs would </text:span><text:span text:style-name="T18">already </text:span><text:span text:style-name="T17">be considered non-virgin and would be replaced </text:span><text:span text:style-name="T18">by a new virgin Event ID</text:span><text:span text:style-name="T17">. <text:s text:c="2"/></text:span><text:span text:style-name="T18">This coul dbe mitigated by a more</text:span><text:span text:style-name="T17"> complicated UI, but it would likely </text:span><text:span text:style-name="T18">be </text:span><text:span text:style-name="T17">confusing to </text:span><text:span text:style-name="T18">t</text:span><text:span text:style-name="T17">he user. <text:s/></text:span></text:p>
      <text:p text:style-name="P53"><text:span text:style-name="T3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7414861285268966769" text:style-name="L6">
        <text:list-item>
          <text:p text:style-name="P79">Mark the affected Producers / Consumers with Event ID of zero, hence making them unusable;</text:p>
        </text:list-item>
        <text:list-item>
          <text:p text:style-name="P80"><text:span text:style-name="T44">R</text:span>eply <text:span text:style-name="T39">using a</text:span> Datagram Rejected <text:span text:style-name="T39">message with</text:span> permanent error <text:span text:style-name="T39">for subsequent requests;</text:span></text:p>
        </text:list-item>
        <text:list-item>
          <text:p text:style-name="P80"><text:span text:style-name="T44">P</text:span>ermanently stop working (never announce as initialized);</text:p>
        </text:list-item>
        <text:list-item>
          <text:p text:style-name="P72">Allow for manual user intervention to reset, or reassign the Unique ID space in the node.</text:p>
        </text:list-item>
      </text:list>
      <text:p text:style-name="P53">However <text:span text:style-name="T40">this is managed, the implementation </text:span>must ensure that non-virgin event IDs are not re-used. <text:s/></text:p>
      <text:p text:style-name="P55">Solutions to the above limitations include: </text:p>
      <text:list xml:id="list5994607452912034431" text:style-name="L7">
        <text:list-item>
          <text:p text:style-name="P82"><text:soft-page-break/><text:span text:style-name="T44">Design the node with </text:span>more than 64k Event IDs, by using some of <text:span text:style-name="T15">the</text:span> Node ID bits to extend the Event ID space. <text:s/>For example a node that is assigned a range of Node IDs, say a.b.c.d.e.00 – a.b.c.d.e.FF could use 256x64k Event IDs; </text:p>
        </text:list-item>
        <text:list-item>
          <text:p text:style-name="P81"><text:span text:style-name="T46">Teach</text:span><text:span text:style-name="T45"> </text:span><text:span text:style-name="T46">an</text:span><text:span text:style-name="T45"> </text:span><text:span text:style-name="T46">E</text:span><text:span text:style-name="T45">vent </text:span><text:span text:style-name="T46">ID</text:span><text:span text:style-name="T45"> from another node (which has not run out of its space yet); </text:span></text:p>
        </text:list-item>
        <text:list-item>
          <text:p text:style-name="P73">Overwrite the zero Event ID<text:change text:change-id="ct72171280"/> <text:change text:change-id="ct72198160"/><text:change-start text:change-id="ct72208064"/><text:span text:style-name="T49">using</text:span><text:change-end text:change-id="ct72208064"/> a configuration tool<text:change text:change-id="ct72152736"/><text:change-start text:change-id="ct72203328"/> <text:span text:style-name="T49">with a value</text:span><text:change-end text:change-id="ct72203328"/> from another pool assigned to you.<text:change text:change-id="ct72170800"/></text:p>
        </text:list-item>
      </text:list>
      <text:h text:style-name="P96" text:outline-level="3">Get Unique ID Reply</text:h>
      <text:p text:style-name="P49">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97" text:outline-level="3"><text:change-start text:change-id="ct72185424"/>Update Complete Command</text:h>
      <text:p text:style-name="P56">The configuration protocol does not specify the meaning of the transferred data. In particular, it doesn't specify <text:span text:style-name="T20">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98" text:outline-level="3"><text:change-end text:change-id="ct72185424"/>Reset/Reboot Command</text:h>
      <text:p text:style-name="P45">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98" text:outline-level="3">Reinitialize/Factory Reset Command</text:h>
      <text:p text:style-name="P50">This is a heavy-weight operation which may require some form of interlock, e.g. the user pressing a button, to prevent inadvertent data loss. As a small safety precaution, the Node ID of the no<text:span text:style-name="T41">d</text:span>e being reset is redundantly carried in the data part of the datagram.</text:p>
      <text:p text:style-name="P45">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3">new</text:span> Unique ID pool into the node, or use some other unprescribed method to handle (or not handle) potential conflicts as a result of the reset.<text:change-start text:change-id="ct72182208"/></text:p>
      <text:h text:style-name="P97" text:outline-level="3">Enter Bootloader Command<text:change-end text:change-id="ct72182208"/><text:change-start text:change-id="ct72188368"/></text:h>
      <text:p text:style-name="P56">This command can be used by a dual-firmware Node to perform a special reboot into the secondary firmware, or in other words, start the bootloader. <text:span text:style-name="T47">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56"><text:change-end text:change-id="ct72188368"/><text:change-start text:change-id="ct72178784"/>A standardized interaction for firmware upgrade is still under development.<text:change-end text:change-id="ct72178784"/></text:p>
      <text:h text:style-name="Heading_20_1" text:outline-level="1"><text:soft-page-break/>General</text:h>
      <text:h text:style-name="Heading_20_2" text:outline-level="2">Environment of Protocol</text:h>
      <text:h text:style-name="Heading_20_3" text:outline-level="3">Requirements</text:h>
      <text:list xml:id="list4927129832719859343" text:style-name="L8">
        <text:list-item>
          <text:p text:style-name="P74">Nodes must carry enough context that a stand-alone configuration tool can provide a useful human interface without getting any data from an external source, e.g. needing an Internet download to handle a new node type.</text:p>
        </text:list-item>
        <text:list-item>
          <text:p text:style-name="P74">It must be possible to configure a node entirely over the OpenLCB, without physical interactions, e.g. pushing buttons. This configuration must be compatible with local configuration, including e.g. the Blue/Gold method.</text:p>
        </text:list-item>
        <text:list-item>
          <text:p text:style-name="P74">It must be possible to configure one or more nodes while the rest of the OpenLCB is operating normally.</text:p>
        </text:list-item>
        <text:list-item>
          <text:p text:style-name="P74">It must be possible to read, store, and reload the configuration of a node.</text:p>
        </text:list-item>
      </text:list>
      <text:h text:style-name="Heading_20_3" text:outline-level="3">Preferences</text:h>
      <text:list xml:id="list8994212723523880542" text:style-name="L9">
        <text:list-item>
          <text:p text:style-name="P75">Small nodes shouldn't need a lot of processing power, e.g. to compress or decompress data in real time. Memory usage should also be limited, but is a second priority.</text:p>
        </text:list-item>
        <text:list-item>
          <text:p text:style-name="P75">Configuration operations should be state-less and idempotent to simplify software at both ends.</text:p>
        </text:list-item>
        <text:list-item>
          <text:p text:style-name="P7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75">For efficiency, atomic reads or writes of small amounts of data should fit into a single-frame CAN datagram. Single-bit writes also add efficiency. </text:p>
        </text:list-item>
        <text:list-item>
          <text:p text:style-name="P75">Multiple address spaces make it easier to handle multiple types of data.</text:p>
        </text:list-item>
        <text:list-item>
          <text:p text:style-name="P75">For large transfers, it's desirable to be able to use streams. Not all nodes support them, though, so it must be possible to <text:span text:style-name="T33">I</text:span>nquire about capabilities.</text:p>
        </text:list-item>
        <text:list-item>
          <text:p text:style-name="P75">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ext:soft-page-break/>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7">Read [d] →</text:p>
      <text:p text:style-name="P17">← datagram reply</text:p>
      <text:p text:style-name="P17">← Read Reply [d]</text:p>
      <text:p text:style-name="P17">Read [d] →</text:p>
      <text:p text:style-name="P17">datagram reply →</text:p>
      <text:p text:style-name="P18">← datagram reply</text:p>
      <text:p text:style-name="P19">← Read Reply [d]</text:p>
      <text:p text:style-name="Standard">datagram reply →</text:p>
      <text:p text:style-name="Standard">Note that the 2<text:span text:style-name="T19">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7">Read [d] →</text:p>
      <text:p text:style-name="P17">← datagram reply</text:p>
      <text:p text:style-name="P17">← Read Reply [d]</text:p>
      <text:p text:style-name="P17">Read [d] →</text:p>
      <text:p text:style-name="P17">← datagram negative reply (reject, no buffer, please resend)</text:p>
      <text:p text:style-name="P17">datagram reply →</text:p>
      <text:p text:style-name="P17">Read [d] (retransmit) →</text:p>
      <text:p text:style-name="P17">← datagram reply</text:p>
      <text:p text:style-name="P17">← Read Reply [d]</text:p>
      <text:p text:style-name="Standard">datagram reply →</text:p>
      <text:p text:style-name="Standard"><text:soft-page-break/>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3">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s/>1 Introduction<text:tab/>1</text:p>
          <text:p text:style-name="P100"><text:s/>2 Annotations to the Standard<text:tab/>1</text:p>
          <text:p text:style-name="P101"><text:s/>2.1 Introduction<text:tab/>1</text:p>
          <text:p text:style-name="P101"><text:s/>2.2 Intended Use<text:tab/>1</text:p>
          <text:p text:style-name="P101"><text:s/>2.3 Reference and Context<text:tab/>1</text:p>
          <text:p text:style-name="P101"><text:s/>2.4 Message Formats<text:tab/>1</text:p>
          <text:p text:style-name="P99"><text:s/>2.4.1 Address Space Size<text:tab/>2</text:p>
          <text:p text:style-name="P99"><text:s/>2.4.2 Address Space Selection<text:tab/>3</text:p>
          <text:p text:style-name="P99"><text:s/>2.4.3 Generic Error Handling<text:tab/>3</text:p>
          <text:p text:style-name="P99"><text:s/>2.4.4 Read Command<text:tab/>3</text:p>
          <text:p text:style-name="P99"><text:s/>2.4.5 Read Reply<text:tab/>4</text:p>
          <text:p text:style-name="P99"><text:s/>2.4.6 Read Stream Command<text:tab/>5</text:p>
          <text:p text:style-name="P99"><text:s/>2.4.7 Read Stream Reply<text:tab/>5</text:p>
          <text:p text:style-name="P99"><text:s/>2.4.8 Write Command<text:tab/>6</text:p>
          <text:p text:style-name="P99"><text:s/>2.4.9 Write Reply<text:tab/>6</text:p>
          <text:p text:style-name="P99"><text:s/>2.4.10 Write Under Mask Command<text:tab/>7</text:p>
          <text:p text:style-name="P99"><text:s/>2.4.11 Write Stream Command<text:tab/>8</text:p>
          <text:p text:style-name="P99"><text:s/>2.4.12 Write Stream Reply<text:tab/>8</text:p>
          <text:p text:style-name="P99"><text:s/>2.4.13 Get Configuration Options Command<text:tab/>8</text:p>
          <text:p text:style-name="P99"><text:s/>2.4.14 Get Configuration Options Reply<text:tab/>8</text:p>
          <text:p text:style-name="P99"><text:s/>2.4.15 Get Address Space Information Command<text:tab/>8</text:p>
          <text:p text:style-name="P99"><text:s/>2.4.16 Get Address Space Information Reply<text:tab/>8</text:p>
          <text:p text:style-name="P99"><text:s/>2.4.17 Lock/Reserve Command<text:tab/>8</text:p>
          <text:p text:style-name="P99"><text:s/>2.4.18 Lock/Reserve Reply<text:tab/>8</text:p>
          <text:p text:style-name="P99"><text:s/>2.4.19 Get Unique ID Command<text:tab/>8</text:p>
          <text:p text:style-name="P99"><text:s/>2.4.20 Get Unique ID Reply<text:tab/>10</text:p>
          <text:p text:style-name="P99"><text:s/>2.4.21 Update Complete Command<text:tab/>10</text:p>
          <text:p text:style-name="P99"><text:s/>2.4.22 Reset/Reboot Command<text:tab/>10</text:p>
          <text:p text:style-name="P99"><text:s/>2.4.23 Reinitialize/Factory Reset Command<text:tab/>10</text:p>
          <text:p text:style-name="P99"><text:s/>2.4.24 Enter Bootloader Command<text:tab/>10</text:p>
          <text:p text:style-name="P100"><text:s/>3 General<text:tab/>11</text:p>
          <text:p text:style-name="P101"><text:s/>3.1 Environment of Protocol<text:tab/>11</text:p>
          <text:p text:style-name="P99"><text:s/>3.1.1 Requirements<text:tab/>11</text:p>
          <text:p text:style-name="P99"><text:s/>3.1.2 Preferences<text:tab/>11</text:p>
          <text:p text:style-name="P99"><text:s/>3.1.3 Design Points<text:tab/>11</text:p>
          <text:p text:style-name="P102"><text:s/>3.1.3.1 Large read via stream<text:tab/>12</text:p>
          <text:p text:style-name="P102"><text:s/>3.1.3.2 Large write via stream<text:tab/>12</text:p>
          <text:p text:style-name="P102"><text:s/>3.1.3.3 Performance Note<text:tab/>12</text:p>
          <text:p text:style-name="P102"><text:s/>3.1.3.4 Delays Due to Non-Volatile Memory<text:tab/>13</text:p>
          <text:p text:style-name="P99"><text:s/>3.1.4 Large Volume Operations<text:tab/>13</text:p>
        </text:index-body>
      </text:table-of-conten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59</meta:editing-cycles>
    <meta:editing-duration>P1DT6H46M1S</meta:editing-duration>
    <meta:generator>LibreOffice/4.2.7.2$Linux_X86_64 LibreOffice_project/420m0$Build-2</meta:generator>
    <dc:date>2015-02-18T10:01:57.150276591</dc:date>
    <dc:creator>Balazs Racz</dc:creator>
    <meta:document-statistic meta:table-count="3" meta:image-count="4" meta:object-count="0" meta:page-count="14" meta:paragraph-count="261" meta:word-count="4459" meta:character-count="27153" meta:non-whitespace-character-count="22777"/>
    <meta:user-defined meta:name="Info 1"/>
    <meta:user-defined meta:name="Info 2"/>
    <meta:user-defined meta:name="Info 3"/>
    <meta:user-defined meta:name="Info 4"/>
  </office:meta>
</office:document-meta>
</file>